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CopletDataEventSubscriber.DefaulCopletDataEventSubscri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CopletDataEventSubscriber.inform( CopletDataEvent e , PortalService servi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